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4f0c" officeooo:paragraph-rsid="00044f0c"/>
    </style:style>
    <style:style style:name="P2" style:family="paragraph" style:parent-style-name="Standard" style:list-style-name="L1">
      <style:text-properties officeooo:rsid="00044f0c" officeooo:paragraph-rsid="00044f0c"/>
    </style:style>
    <style:style style:name="P3" style:family="paragraph" style:parent-style-name="Standard" style:list-style-name="L1">
      <style:text-properties officeooo:rsid="000515ef" officeooo:paragraph-rsid="000515ef"/>
    </style:style>
    <style:style style:name="P4" style:family="paragraph" style:parent-style-name="Standard" style:list-style-name="L1">
      <style:text-properties officeooo:rsid="0005e05a" officeooo:paragraph-rsid="0005e05a"/>
    </style:style>
    <style:style style:name="P5" style:family="paragraph" style:parent-style-name="Standard" style:list-style-name="L1">
      <style:text-properties officeooo:rsid="0006e7f1" officeooo:paragraph-rsid="0006e7f1"/>
    </style:style>
    <style:style style:name="P6" style:family="paragraph" style:parent-style-name="Standard" style:list-style-name="L1">
      <style:text-properties officeooo:rsid="00044f0c" officeooo:paragraph-rsid="0007c8dd"/>
    </style:style>
    <style:style style:name="P7" style:family="paragraph" style:parent-style-name="Standard" style:list-style-name="L1">
      <style:text-properties officeooo:rsid="0007c8dd" officeooo:paragraph-rsid="0007c8dd"/>
    </style:style>
    <style:style style:name="P8" style:family="paragraph" style:parent-style-name="Standard" style:list-style-name="L1">
      <style:text-properties officeooo:rsid="0007c973" officeooo:paragraph-rsid="0007c973"/>
    </style:style>
    <style:style style:name="P9" style:family="paragraph" style:parent-style-name="Standard" style:list-style-name="L1">
      <style:text-properties officeooo:rsid="0008a72f" officeooo:paragraph-rsid="0008a72f"/>
    </style:style>
    <style:style style:name="P10" style:family="paragraph" style:parent-style-name="Standard" style:list-style-name="L1">
      <style:text-properties officeooo:rsid="000931c0" officeooo:paragraph-rsid="000931c0"/>
    </style:style>
    <style:style style:name="T1" style:family="text">
      <style:text-properties officeooo:rsid="0005e05a"/>
    </style:style>
    <style:style style:name="T2" style:family="text">
      <style:text-properties officeooo:rsid="0006e7f1"/>
    </style:style>
    <style:style style:name="T3" style:family="text">
      <style:text-properties officeooo:rsid="0007c8d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 CUENTA DE RESULTADO:</text:p>
      <text:p text:style-name="P1">También se le denomina de perdidas y ganancias . Es un elemento contable de gran valor , veamos lo a continuación. Ya hemos visto el plan de tesorería, que nos ayudaba a saber si la empresa era rentable o no , principalmente en el medio y corto plazo. Pero el objetivo fundamental de el plan de tesorería , mas que otro, es ver si tenemos al final de cada mes dinero liquido con el cual poder funcionar el mes siguiente , si esto no fuera así tendríamos que recurrir a financiación externa (pedir prestamos).</text:p>
      <text:p text:style-name="P1">La cuenta de resultado se hará mensualmente <text:s/>al fin <text:s/>de cada ejercicio. Nosotros incluiremos la cuenta de resultado en el plan de empresa , haciendo una simulación <text:s/>lo mas cercana a la realidad, siendo esto , las cifras que nos aporta otro elemento mas de información sobre la hipotética rentabilidad de la empresa que queda reflejada en nuestro plan de empresa.</text:p>
      <text:p text:style-name="P1">¿Como la vamos a elaborar?</text:p>
      <text:p text:style-name="P1">haremos una tabla con dos columnas y en la primera pondremos los conceptos generales que se desglosan en la segunda de manera que quedaría de la siguiente manera:</text:p>
      <text:p text:style-name="P1"><text:tab/>-</text:p>
      <text:p text:style-name="P1"><text:tab/></text:p>
      <text:p text:style-name="P1"><text:tab/><text:tab/></text:p>
      <text:list text:style-name="L1">
        <text:list-item>
          <text:p text:style-name="P2">Ingresos de la explotación:Son las ventas del producto o del servicio que aportamos .</text:p>
        </text:list-item>
        <text:list-item>
          <text:p text:style-name="P2">gastos de la explotación:</text:p>
          <text:list>
            <text:list-item>
              <text:p text:style-name="P2">Compras de mercadería.</text:p>
            </text:list-item>
            <text:list-item>
              <text:p text:style-name="P2">alquileres.</text:p>
            </text:list-item>
            <text:list-item>
              <text:p text:style-name="P2">nominas de los trabajadores.</text:p>
            </text:list-item>
            <text:list-item>
              <text:p text:style-name="P3">servicios de profesionales<text:span text:style-name="T1">(gestatoria ,abogados,etc)</text:span>.</text:p>
            </text:list-item>
            <text:list-item>
              <text:p text:style-name="P4">Publicidad y propaganda.</text:p>
            </text:list-item>
            <text:list-item>
              <text:p text:style-name="P4">Marketing en general.</text:p>
            </text:list-item>
            <text:list-item>
              <text:p text:style-name="P4">Seguros.</text:p>
            </text:list-item>
            <text:list-item>
              <text:p text:style-name="P4">Suministros(luz,internet,teléfono,etc).</text:p>
            </text:list-item>
            <text:list-item>
              <text:p text:style-name="P4">Reparaciones</text:p>
            </text:list-item>
            <text:list-item>
              <text:p text:style-name="P4">Transportes.</text:p>
            </text:list-item>
            <text:list-item>
              <text:p text:style-name="P4">Tributos(IBI<text:span text:style-name="T2">(sello coche ),etc</text:span>).</text:p>
            </text:list-item>
            <text:list-item>
              <text:p text:style-name="P5">Material de oficina.</text:p>
            </text:list-item>
            <text:list-item>
              <text:p text:style-name="P5">Amortización.</text:p>
            </text:list-item>
            <text:list-item>
              <text:p text:style-name="P5">Gastos excepcionales . Ej se rompe la mesa .</text:p>
            </text:list-item>
          </text:list>
        </text:list-item>
        <text:list-item>
          <text:p text:style-name="P6"><text:span text:style-name="T3">resultado</text:span> de la explotación:<text:span text:style-name="T3">no es nada mas que calcular la diferencia entre las dos cifras que nos han dado la dos anteriores.</text:span></text:p>
        </text:list-item>
        <text:list-item>
          <text:p text:style-name="P7">ingresos financieros: intereses bancarios a nuestro favor.</text:p>
        </text:list-item>
        <text:list-item>
          <text:p text:style-name="P8">Gastos financieros:comisiones bancarias o intereses por prestamos que nos conceden.</text:p>
        </text:list-item>
        <text:list-item>
          <text:p text:style-name="P9">Resultado financiero: no es nada mas que la diferencia entre los gastos e ingresos financieros.</text:p>
        </text:list-item>
        <text:list-item>
          <text:p text:style-name="P9">Resultados antes de impuestos: Son las suma de lo q nos ha dado el resultado de explotación y del resultado financiero.</text:p>
        </text:list-item>
        <text:list-item>
          <text:p text:style-name="P10">Resultado del ejercicio: es el resultado antes de impuesto menos los la cifra que tenemos que pagar de impuest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5T20:54:28.755021200</meta:creation-date>
    <dc:date>2026-02-05T21:29:42.067200000</dc:date>
    <meta:editing-duration>PT35M8S</meta:editing-duration>
    <meta:editing-cycles>8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30" meta:word-count="365" meta:character-count="2151" meta:non-whitespace-character-count="1829"/>
  </office:meta>
</office:document-meta>
</file>